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6885" officeooo:paragraph-rsid="00046885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officeooo:rsid="00046885" officeooo:paragraph-rsid="00046885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al" fo:font-size="22pt" officeooo:rsid="00046885" officeooo:paragraph-rsid="00046885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2pt" style:text-underline-style="solid" style:text-underline-width="auto" style:text-underline-color="font-color" fo:font-weight="bold" officeooo:rsid="0004f808" officeooo:paragraph-rsid="0004f808" style:font-size-asian="28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TER INSIGNIA</text:p>
      <text:p text:style-name="P2"/>
      <text:p text:style-name="P2">Water Insignia é um jogo de combate estratégico onde você deve organizar seu exército de bestas, guerreiros e criaturas mitológicas para derrotar hordas de adversários habilidosos.<text:line-break/>O jogo é dividido em duas etapas: a primeira consiste no planejamento de sua equipe antes do combate; e a segunda na coordenação dessa mesma equipe durante o combate!<text:line-break/>Cada unidade possui atributos e habilidades variados, então ter um exército equilibrado é indispensável para a vitória. E não apenas isso: a perda de aliados em combate é permanente, então um bom planejamento e estratégia são indispensáveis!</text:p>
      <text:p text:style-name="P2"/>
      <text:p text:style-name="P3"><text:span text:style-name="T2">Controles</text:span><text:span text:style-name="T1">:</text:span> Botão esquerdo do mouse – Clique</text:p>
      <text:p text:style-name="P3">no comando que deseja executar e no alvo</text:p>
      <text:p text:style-name="P3">dessa ação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9:27:28.230205932</meta:creation-date>
    <dc:date>2016-12-02T09:29:18.090844923</dc:date>
    <meta:editing-duration>PT1M5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110" meta:character-count="698" meta:non-whitespace-character-count="592"/>
  </office:meta>
</office:document-meta>
</file>